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1" svg:font-family="Courier, 'Courier New'" style:font-family-generic="modern" style:font-pitch="fixed"/>
    <style:font-face style:name="Mangal1" svg:font-family="Mangal" style:font-pitch="variable"/>
    <style:font-face style:name="Arial1" svg:font-family="Arial" style:font-family-generic="modern" style:font-pitch="variable"/>
    <style:font-face style:name="Courier" svg:font-family="Courier, 'Courier New'" style:font-family-generic="modern" style:font-pitch="variable"/>
    <style:font-face style:name="Mangal3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Gradient_20_7" draw:fill-image-width="0cm" draw:fill-image-height="0cm" draw:textarea-horizontal-align="justify" draw:textarea-vertical-align="middle" draw:auto-grow-height="false"/>
    </style:style>
    <style:style style:name="pr1" style:family="presentation" style:parent-style-name="Predeterminado-subtitle">
      <style:graphic-properties draw:fill-color="#ffffff" fo:min-height="12.17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  <style:text-properties fo:color="#0000ff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left="1.251cm" fo:margin-right="0cm" fo:margin-top="0cm" fo:margin-bottom="0cm" fo:text-indent="0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1.251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7" draw:fill-image-width="0cm" draw:fill-image-height="0cm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ff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8000"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style:style style:name="T3" style:family="text">
      <style:text-properties fo:color="#0000ff" style:font-name="Courier1" fo:font-size="24pt" fo:font-weight="bold" style:font-name-asian="Courier1" style:font-size-asian="24pt" style:font-weight-asian="bold" style:font-name-complex="Courier1" style:font-size-complex="24pt" style:font-weight-complex="bold"/>
    </style:style>
    <style:style style:name="T4" style:family="text">
      <style:text-properties fo:color="#000000" style:font-name="Courier1" fo:font-size="24pt" style:font-name-asian="Courier1" style:font-size-asian="24pt" style:font-name-complex="Courier1" style:font-size-complex="24pt"/>
    </style:style>
    <style:style style:name="T5" style:family="text">
      <style:text-properties fo:color="#000080" style:font-name="Courier1" fo:font-size="24pt" fo:font-weight="bold" style:font-name-asian="Courier1" style:font-size-asian="24pt" style:font-weight-asian="bold" style:font-name-complex="Courier1" style:font-size-complex="24pt" style:font-weight-complex="bold"/>
    </style:style>
    <style:style style:name="T6" style:family="text">
      <style:text-properties style:font-name="Courier1" fo:font-size="24pt" style:font-name-asian="Courier1" style:font-size-asian="24pt" style:font-name-complex="Courier1" style:font-size-complex="24pt"/>
    </style:style>
    <style:style style:name="T7" style:family="text">
      <style:text-properties fo:color="#008000" style:font-name="Courier1" fo:font-size="24pt" style:font-name-asian="Courier1" style:font-size-asian="24pt" style:font-name-complex="Courier1" style:font-size-complex="24pt"/>
    </style:style>
    <style:style style:name="T8" style:family="text">
      <style:text-properties fo:color="#008000" style:font-name="Courier1" fo:font-size="24pt" style:text-underline-style="solid" style:text-underline-width="auto" style:text-underline-color="font-color" style:font-name-asian="Courier1" style:font-size-asian="24pt" style:font-name-complex="Courier1" style:font-size-complex="24pt"/>
    </style:style>
    <style:style style:name="T9" style:family="text">
      <style:text-properties fo:color="#008000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Courier1" style:font-size-asian="24pt" style:font-style-asian="normal" style:font-weight-asian="normal" style:font-name-complex="Courier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style:text-line-through-type="none" style:font-name="Courier1" fo:font-size="24pt" fo:font-style="normal" fo:text-shadow="none" style:text-underline-style="solid" style:text-underline-width="auto" style:text-underline-color="font-color" fo:font-weight="normal" style:letter-kerning="true" style:font-name-asian="Courier1" style:font-size-asian="24pt" style:font-style-asian="normal" style:font-weight-asian="normal" style:font-name-complex="Courier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style:style style:name="T12" style:family="text">
      <style:text-properties fo:color="#ff8000"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style:style style:name="T13" style:family="text">
      <style:text-properties style:font-name="Courier1" fo:font-size="24pt" fo:font-weight="bold" style:font-name-asian="Courier1" style:font-size-asian="24pt" style:font-weight-asian="bold" style:font-name-complex="Courier1" style:font-size-complex="24pt" style:font-weight-complex="bold"/>
    </style:style>
    <style:style style:name="T14" style:family="text">
      <style:text-properties fo:color="#0000ff"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style:style style:name="T15" style:family="text">
      <style:text-properties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style:style style:name="T16" style:family="text">
      <style:text-properties fo:color="#808080" style:font-name="Courier1" fo:font-size="24pt" fo:font-weight="normal" style:font-name-asian="Courier1" style:font-size-asian="24pt" style:font-weight-asian="normal" style:font-name-complex="Courier1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3.506cm" presentation:class="subtitle" presentation:user-transformed="true">
          <draw:text-box>
            <text:p><text:span text:style-name="T1">Ejemplo de declaración de un </text:span><text:span text:style-name="T1"><text:line-break/></text:span><text:span text:style-name="T1">tipo de dato objeto, </text:span><text:span text:style-name="T1"><text:line-break/></text:span><text:span text:style-name="T1">con un método constructor y </text:span><text:span text:style-name="T1"><text:line-break/></text:span><text:span text:style-name="T1">sobrecarga de méto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 text:style-name="P3"><text:span text:style-name="T2">/* Activar la posibilidad de mostrar datos en pantalla */</text:span></text:p>
            <text:p text:style-name="P3"><text:span text:style-name="T3">SET </text:span><text:span text:style-name="T4">SERVEROUTPUT </text:span><text:span text:style-name="T3">ON</text:span><text:span text:style-name="T5">;</text:span></text:p>
            <text:p text:style-name="P3"><text:span text:style-name="T6"/></text:p>
            <text:p text:style-name="P3"><text:span text:style-name="T7">/* Declaración del tipo de objeto Usuario */</text:span></text:p>
            <text:p text:style-name="P3"><text:span text:style-name="T3">CREATE OR REPLACE TYPE </text:span><text:span text:style-name="T4">Usuario </text:span><text:span text:style-name="T3">AS OBJECT </text:span><text:span text:style-name="T5">(</text:span></text:p>
            <text:p text:style-name="P4"><text:span text:style-name="T7">/* </text:span><text:span text:style-name="T8"><text:a xlink:href="#Página 3" xlink:type="simple">Declaración de los atributos</text:a></text:span><text:span text:style-name="T7"> */</text:span></text:p>
            <text:p text:style-name="P4"><text:span text:style-name="T7">/* </text:span><text:span text:style-name="T8"><text:a xlink:href="#Volante" xlink:type="simple">Declaración de los métodos</text:a></text:span><text:span text:style-name="T7"> */</text:span></text:p>
            <text:p text:style-name="P3"><text:span text:style-name="T5">);</text:span></text:p>
            <text:p text:style-name="P3"><text:span text:style-name="T5">/</text:span></text:p>
            <text:p text:style-name="P3"><text:span text:style-name="T5"/></text:p>
            <text:p text:style-name="P3"><text:span text:style-name="T7">/* Cuerpo del tipo de objeto Usuario */</text:span></text:p>
            <text:p text:style-name="P3"><text:span text:style-name="T3">CREATE OR REPLACE TYPE BODY </text:span><text:span text:style-name="T4">Usuario </text:span><text:span text:style-name="T3">AS</text:span></text:p>
            <text:p text:style-name="P3"><text:span text:style-name="T7"><text:s text:c="4"/></text:span><text:span text:style-name="T7">/* </text:span><text:span text:style-name="T8"><text:a xlink:href="#Volante" xlink:type="simple">Implementación de método constructor</text:a></text:span><text:span text:style-name="T7"> */</text:span></text:p>
            <text:p text:style-name="P3"><text:span text:style-name="T9"><text:s text:c="4"/></text:span><text:span text:style-name="T9">/* </text:span><text:span text:style-name="T10"><text:a xlink:href="#Página 6" xlink:type="simple">Implementación de dos métodos sobrecargados</text:a></text:span><text:span text:style-name="T9"> */</text:span></text:p>
            <text:p text:style-name="P3"><text:span text:style-name="T9"><text:s text:c="4"/></text:span><text:span text:style-name="T9">/* </text:span><text:span text:style-name="T10"><text:a xlink:href="#Página 7" xlink:type="simple">Implementación de un método con retorno de valores</text:a></text:span><text:span text:style-name="T9"> */</text:span></text:p>
            <text:p text:style-name="P3"><text:span text:style-name="T3">END</text:span><text:span text:style-name="T5">;</text:span></text:p>
            <text:p text:style-name="P3"><text:span text:style-name="T5">/</text:span></text:p>
            <text:p text:style-name="P3"><text:span text:style-name="T5"/></text:p>
            <text:p text:style-name="P3"><text:span text:style-name="T3">DECLARE</text:span></text:p>
            <text:p text:style-name="P3"><text:span text:style-name="T7"><text:s text:c="4"/></text:span><text:span text:style-name="T7">/* </text:span><text:span text:style-name="T8"><text:a xlink:href="#Página 8" xlink:type="simple">Declaración de una variable de tipo Usuario</text:a></text:span><text:span text:style-name="T7"> */</text:span></text:p>
            <text:p text:style-name="P3"><text:span text:style-name="T3">BEGIN</text:span></text:p>
            <text:p text:style-name="P3"><text:span text:style-name="T7"><text:s text:c="4"/></text:span><text:span text:style-name="T7">/* </text:span><text:span text:style-name="T8"><text:a xlink:href="#Página 9" xlink:type="simple">Creación de un objeto Usuario</text:a></text:span><text:span text:style-name="T7"> */</text:span></text:p>
            <text:p text:style-name="P3"><text:span text:style-name="T7"><text:s text:c="4"/></text:span><text:span text:style-name="T7">/* </text:span><text:span text:style-name="T8"><text:a xlink:href="#Página 10" xlink:type="simple">Llamada al método setNombre</text:a></text:span><text:span text:style-name="T7"> */</text:span></text:p>
            <text:p text:style-name="P3"><text:span text:style-name="T7"><text:s text:c="4"/></text:span><text:span text:style-name="T7">/* </text:span><text:span text:style-name="T8"><text:a xlink:href="#Página 11" xlink:type="simple">Uso del método getNombre</text:a></text:span><text:span text:style-name="T7"> */</text:span></text:p>
            <text:p text:style-name="P3"><text:span text:style-name="T3">END</text:span><text:span text:style-name="T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 text:style-name="P6"><text:span text:style-name="T2">/* Declaración de los atributos */</text:span></text:p>
            <text:p text:style-name="P6"><text:span text:style-name="T11">login </text:span><text:span text:style-name="T3">VARCHAR2</text:span><text:span text:style-name="T5">(</text:span><text:span text:style-name="T12">10</text:span><text:span text:style-name="T5">),</text:span></text:p>
            <text:p text:style-name="P6"><text:span text:style-name="T11">nombre </text:span><text:span text:style-name="T3">VARCHAR2</text:span><text:span text:style-name="T5">(</text:span><text:span text:style-name="T12">30</text:span><text:span text:style-name="T5">),</text:span></text:p>
            <text:p text:style-name="P6"><text:span text:style-name="T11">f_ingreso </text:span><text:span text:style-name="T3">DATE</text:span><text:span text:style-name="T5">,</text:span></text:p>
            <text:p text:style-name="P6"><text:span text:style-name="T11">credito </text:span><text:span text:style-name="T3">NUMBER</text:span><text:span text:style-name="T5">,</text:span></text:p>
          </draw:text-box>
        </draw:frame>
        <draw:custom-shape draw:style-name="gr2" draw:text-style-name="P8" draw:layer="layout" svg:width="9.8cm" svg:height="0.8cm" svg:x="1cm" svg:y="19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 text:style-name="P6"><text:span text:style-name="T2">/*Declaración de los métodos */</text:span></text:p>
            <text:p text:style-name="P6"><text:span text:style-name="T11">CONSTRUCTOR </text:span><text:span text:style-name="T3">FUNCTION </text:span><text:span text:style-name="T11">Usuario</text:span><text:span text:style-name="T5">(</text:span><text:span text:style-name="T11">login </text:span><text:span text:style-name="T3">VARCHAR2</text:span><text:span text:style-name="T5">, </text:span><text:span text:style-name="T11">credito </text:span><text:span text:style-name="T3">NUMBER</text:span><text:span text:style-name="T5">) </text:span><text:span text:style-name="T3">RETURN </text:span><text:span text:style-name="T11">SELF </text:span><text:span text:style-name="T3">AS RESULT</text:span><text:span text:style-name="T5">,</text:span></text:p>
            <text:p text:style-name="P6"><text:span text:style-name="T11">MEMBER </text:span><text:span text:style-name="T3">PROCEDURE </text:span><text:span text:style-name="T11">setNombre</text:span><text:span text:style-name="T5">(</text:span><text:span text:style-name="T11">Nombre </text:span><text:span text:style-name="T3">VARCHAR2</text:span><text:span text:style-name="T5">),</text:span></text:p>
            <text:p text:style-name="P6"><text:span text:style-name="T11">MEMBER </text:span><text:span text:style-name="T3">PROCEDURE </text:span><text:span text:style-name="T11">setNombre</text:span><text:span text:style-name="T5">(</text:span><text:span text:style-name="T11">Nombre </text:span><text:span text:style-name="T3">VARCHAR2</text:span><text:span text:style-name="T5">, </text:span><text:span text:style-name="T11">Apellidos </text:span><text:span text:style-name="T3">VARCHAR2</text:span><text:span text:style-name="T5">),</text:span></text:p>
            <text:p text:style-name="P6"><text:span text:style-name="T11">MEMBER </text:span><text:span text:style-name="T3">FUNCTION </text:span><text:span text:style-name="T11">getNombre </text:span><text:span text:style-name="T3">RETURN VARCHAR2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Implementación del método constructor */</text:span></text:p>
            <text:p><text:span text:style-name="T11">CONSTRUCTOR </text:span><text:span text:style-name="T3">FUNCTION </text:span><text:span text:style-name="T11">Usuario</text:span><text:span text:style-name="T5">(</text:span><text:span text:style-name="T11">login </text:span><text:span text:style-name="T3">VARCHAR2</text:span><text:span text:style-name="T5">, </text:span><text:span text:style-name="T11">credito </text:span><text:span text:style-name="T3">NUMBER</text:span><text:span text:style-name="T5">) </text:span><text:span text:style-name="T3">RETURN </text:span><text:span text:style-name="T11">SELF </text:span><text:span text:style-name="T3">AS </text:span><text:span text:style-name="T13">RESULT IS</text:span></text:p>
            <text:p><text:span text:style-name="T3">BEGIN</text:span></text:p>
            <text:p><text:span text:style-name="T3"><text:s text:c="4"/></text:span><text:span text:style-name="T3">if</text:span><text:span text:style-name="T5">(</text:span><text:span text:style-name="T11">credito </text:span><text:span text:style-name="T5">&gt;= </text:span><text:span text:style-name="T12">0</text:span><text:span text:style-name="T5">) </text:span><text:span text:style-name="T3">then</text:span></text:p>
            <text:p><text:span text:style-name="T11"><text:s text:c="8"/></text:span><text:span text:style-name="T11">SELF</text:span><text:span text:style-name="T5">.</text:span><text:span text:style-name="T11">credito </text:span><text:span text:style-name="T5">:= </text:span><text:span text:style-name="T11">credito</text:span><text:span text:style-name="T5">;</text:span></text:p>
            <text:p><text:span text:style-name="T14"><text:s text:c="4"/></text:span><text:span text:style-name="T3">else</text:span></text:p>
            <text:p><text:span text:style-name="T11"><text:s text:c="8"/></text:span><text:span text:style-name="T11">SELF</text:span><text:span text:style-name="T5">.</text:span><text:span text:style-name="T11">credito </text:span><text:span text:style-name="T5">:= </text:span><text:span text:style-name="T12">0</text:span><text:span text:style-name="T5">;</text:span></text:p>
            <text:p><text:span text:style-name="T3"><text:s text:c="4"/></text:span><text:span text:style-name="T3">END IF</text:span><text:span text:style-name="T5">;</text:span></text:p>
            <text:p><text:span text:style-name="T3"><text:s text:c="4"/></text:span><text:span text:style-name="T3">RETURN</text:span><text:span text:style-name="T5">;</text:span></text:p>
            <text:p><text:span text:style-name="T3">END</text:span><text:span text:style-name="T5">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Implementación de dos métodos sobrecargados */</text:span></text:p>
            <text:p><text:span text:style-name="T11">MEMBER </text:span><text:span text:style-name="T3">PROCEDURE </text:span><text:span text:style-name="T11">setNombre</text:span><text:span text:style-name="T5">(</text:span><text:span text:style-name="T11">Nombre </text:span><text:span text:style-name="T3">VARCHAR2</text:span><text:span text:style-name="T5">) </text:span><text:span text:style-name="T3">IS</text:span></text:p>
            <text:p><text:span text:style-name="T3">BEGIN</text:span></text:p>
            <text:p><text:span text:style-name="T11"><text:s text:c="4"/></text:span><text:span text:style-name="T11">SELF</text:span><text:span text:style-name="T5">.</text:span><text:span text:style-name="T11">Nombre </text:span><text:span text:style-name="T5">:= </text:span><text:span text:style-name="T11">Nombre</text:span><text:span text:style-name="T5">;</text:span></text:p>
            <text:p><text:span text:style-name="T3">END </text:span><text:span text:style-name="T11">setNombre</text:span><text:span text:style-name="T5">;</text:span></text:p>
            <text:p><text:span text:style-name="T15"/></text:p>
            <text:p><text:span text:style-name="T11">MEMBER </text:span><text:span text:style-name="T3">PROCEDURE </text:span><text:span text:style-name="T11">setNombre</text:span><text:span text:style-name="T5">(</text:span><text:span text:style-name="T11">Nombre </text:span><text:span text:style-name="T3">VARCHAR2</text:span><text:span text:style-name="T5">, </text:span><text:span text:style-name="T11">Apellidos </text:span><text:span text:style-name="T3">VARCHAR2</text:span><text:span text:style-name="T5">) </text:span><text:span text:style-name="T3">IS</text:span></text:p>
            <text:p><text:span text:style-name="T3">BEGIN</text:span></text:p>
            <text:p><text:span text:style-name="T11"><text:s text:c="4"/></text:span><text:span text:style-name="T11">SELF</text:span><text:span text:style-name="T5">.</text:span><text:span text:style-name="T11">Nombre </text:span><text:span text:style-name="T5">:= </text:span><text:span text:style-name="T3">CONCAT</text:span><text:span text:style-name="T5">(</text:span><text:span text:style-name="T11">Nombre</text:span><text:span text:style-name="T5">, </text:span><text:span text:style-name="T11">Apellidos</text:span><text:span text:style-name="T5">);</text:span></text:p>
            <text:p><text:span text:style-name="T3">END </text:span><text:span text:style-name="T11">setNombre</text:span><text:span text:style-name="T5">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Implementación de un método con retorno de valores*/</text:span></text:p>
            <text:p><text:span text:style-name="T11">MEMBER </text:span><text:span text:style-name="T3">FUNCTION </text:span><text:span text:style-name="T11">getNombre </text:span><text:span text:style-name="T3">RETURN VARCHAR2 IS</text:span></text:p>
            <text:p><text:span text:style-name="T3">BEGIN</text:span></text:p>
            <text:p><text:span text:style-name="T3"><text:s text:c="4"/></text:span><text:span text:style-name="T3">RETURN </text:span><text:span text:style-name="T11">SELF</text:span><text:span text:style-name="T5">.</text:span><text:span text:style-name="T11">nombre</text:span><text:span text:style-name="T5">;</text:span></text:p>
            <text:p><text:span text:style-name="T3">END </text:span><text:span text:style-name="T11">getNombre</text:span><text:span text:style-name="T5">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Declaración de una variable de tipo Usuario */</text:span></text:p>
            <text:p><text:span text:style-name="T11">u1 Usuario</text:span><text:span text:style-name="T5">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Creación de un objeto Usuario */</text:span></text:p>
            <text:p><text:span text:style-name="T11">u1 </text:span><text:span text:style-name="T5">:= </text:span><text:span text:style-name="T3">NEW </text:span><text:span text:style-name="T11">Usuario</text:span><text:span text:style-name="T5">(</text:span><text:span text:style-name="T16">'user1'</text:span><text:span text:style-name="T5">, </text:span><text:span text:style-name="T12">100</text:span><text:span text:style-name="T5">)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Llamada al método setNombre */</text:span></text:p>
            <text:p><text:span text:style-name="T11">u1</text:span><text:span text:style-name="T5">.</text:span><text:span text:style-name="T11">setNombre</text:span><text:span text:style-name="T5">(</text:span><text:span text:style-name="T16">'Usuario1 '</text:span><text:span text:style-name="T5">, </text:span><text:span text:style-name="T16">'Apellidos1'</text:span><text:span text:style-name="T5">)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4.639cm" svg:height="18.2cm" svg:x="1.4cm" svg:y="1.6cm" presentation:class="outline" presentation:user-transformed="true">
          <draw:text-box>
            <text:p><text:span text:style-name="T2">/* Uso del método getNombre */</text:span></text:p>
            <text:p><text:span text:style-name="T11">dbms_output</text:span><text:span text:style-name="T5">.</text:span><text:span text:style-name="T11">put_line</text:span><text:span text:style-name="T5">(</text:span><text:span text:style-name="T11">u1</text:span><text:span text:style-name="T5">.</text:span><text:span text:style-name="T11">getNombre</text:span><text:span text:style-name="T5">);</text:span></text:p>
          </draw:text-box>
        </draw:frame>
        <draw:custom-shape draw:style-name="gr2" draw:text-style-name="P8" draw:layer="layout" svg:width="9.8cm" svg:height="0.8cm" svg:x="0.999cm" svg:y="19.19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7">Volver a la estructura</text:p>
          <draw:enhanced-geometry svg:viewBox="0 0 21600 21600" draw:text-areas="?f0 0 21600 21600" draw:type="left-arrow-callout" draw:modifiers="7200 0 3283.74655647383 108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1" svg:font-family="Courier, 'Courier New'" style:font-family-generic="modern" style:font-pitch="fixed"/>
    <style:font-face style:name="Mangal1" svg:font-family="Mangal" style:font-pitch="variable"/>
    <style:font-face style:name="Arial1" svg:font-family="Arial" style:font-family-generic="modern" style:font-pitch="variable"/>
    <style:font-face style:name="Courier" svg:font-family="Courier, 'Courier New'" style:font-family-generic="modern" style:font-pitch="variable"/>
    <style:font-face style:name="Mangal3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ffff66" draw:end-color="#cc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Etiquet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Predeterminado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3-14T09:19:54.48</meta:creation-date>
    <dc:date>2020-08-22T10:23:18.685000000</dc:date>
    <meta:editing-duration>PT29M35S</meta:editing-duration>
    <meta:editing-cycles>7</meta:editing-cycles>
    <meta:generator>LibreOffice/5.0.6.3$Windows_x86 LibreOffice_project/490fc03b25318460cfc54456516ea2519c11d1aa</meta:generator>
    <meta:document-statistic meta:object-count="63"/>
  </office:meta>
</office:document-meta>
</file>